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7e12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99a18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b7761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officeooo:rsid="000a5b40"/>
    </style:style>
    <style:style style:name="T15" style:family="text">
      <style:text-properties officeooo:rsid="000ae24d"/>
    </style:style>
    <style:style style:name="T16" style:family="text">
      <style:text-properties officeooo:rsid="000d5974"/>
    </style:style>
    <style:style style:name="T17" style:family="text">
      <style:text-properties officeooo:rsid="001086bb"/>
    </style:style>
    <style:style style:name="T18" style:family="text">
      <style:text-properties officeooo:rsid="00119dc8"/>
    </style:style>
    <style:style style:name="T19" style:family="text">
      <style:text-properties officeooo:rsid="001312e3"/>
    </style:style>
    <style:style style:name="T20" style:family="text">
      <style:text-properties officeooo:rsid="00146bc9"/>
    </style:style>
    <style:style style:name="T21" style:family="text">
      <style:text-properties officeooo:rsid="00178c7f"/>
    </style:style>
    <style:style style:name="T22" style:family="text">
      <style:text-properties officeooo:rsid="001b304f"/>
    </style:style>
    <style:style style:name="T23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5" style:family="text">
      <style:text-properties officeooo:rsid="001bfe8f"/>
    </style:style>
    <style:style style:name="T26" style:family="text">
      <style:text-properties officeooo:rsid="001c3fd2"/>
    </style:style>
    <style:style style:name="T27" style:family="text">
      <style:text-properties officeooo:rsid="001f0d57"/>
    </style:style>
    <style:style style:name="T28" style:family="text">
      <style:text-properties officeooo:rsid="001ff490"/>
    </style:style>
    <style:style style:name="T29" style:family="text">
      <style:text-properties officeooo:rsid="0021c047"/>
    </style:style>
    <style:style style:name="T30" style:family="text">
      <style:text-properties officeooo:rsid="00244e71"/>
    </style:style>
    <style:style style:name="T31" style:family="text">
      <style:text-properties officeooo:rsid="00245de7"/>
    </style:style>
    <style:style style:name="T32" style:family="text">
      <style:text-properties officeooo:rsid="0024d94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5">NACIONAL DE SANEAMENTO BÁSICO</text:span> – <text:span text:style-name="T25">PNSB</text:span><text:span text:style-name="T14"> </text:span>20<text:span text:style-name="T17">2</text:span><text:span text:style-name="T21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9">Camboriú</text:span><text:span text:style-name="T16">, </text:span><text:span text:style-name="T19">26</text:span>, <text:s/>– sala<text:span text:style-name="T19">s</text:span> <text:span text:style-name="T19">402 e 403</text:span><text:span text:style-name="T16">,</text:span> <text:span text:style-name="T16">Bairro </text:span><text:span text:style-name="T19">Centro</text:span></text:p>
            <text:p text:style-name="P6">88301-<text:span text:style-name="T16">4</text:span><text:span text:style-name="T19">50</text:span> – Itajaí/SC</text:p>
            <text:p text:style-name="P11">Tel.: <text:span text:style-name="T26">(35) 98877</text:span>-2<text:span text:style-name="T26">380</text:span> (whatsapp) / (47) 3348-2351<text:span text:style-name="T18"> </text:span></text:p>
            <text:p text:style-name="P19"><text:span text:style-name="T1">e-mail</text:span><text:span text:style-name="T2">s</text:span><text:span text:style-name="T1">: </text:span><text:span text:style-name="T24">gustavo.m.oliveira</text:span><text:span text:style-name="Internet_20_link"><text:span text:style-name="T23">@ibge.gov.br</text:span></text:span></text:p>
            <text:p text:style-name="P19"><text:span text:style-name="Internet_20_link"><text:span text:style-name="T23">agitajai@ibge.gov.</text:span></text:span><text:span text:style-name="Internet_20_link"><text:span text:style-name="T24">b</text:span></text:span><text:span text:style-name="Internet_20_link"><text:span text:style-name="T23">r</text:span></text:span></text:p>
            <text:p text:style-name="Standard"><text:span text:style-name="T23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0">QUESTIONÁRIO</text:span> DE COLETA</text:p>
      <text:p text:style-name="Standard"/>
      <text:p text:style-name="P6"><text:span text:style-name="T6">Informante</text:span>: <text:span text:style-name="T8">Prefeitura Municipal de </text:span><text:span text:style-name="T13">Balneário Piçarr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7">, contendo os seguintes blocos: Identificação do Município, Identificação do Prestador do Serviço, Responsável pela Informação do Prestador de Serviço, Caracterização </text:span><text:span text:style-name="T27">d</text:span><text:span text:style-name="T17">o Prestador </text:span><text:span text:style-name="T27">d</text:span><text:span text:style-name="T17">e Serviço, Aspectos legais, </text:span><text:span text:style-name="T27">S</text:span><text:span text:style-name="T17">erviço(s) de </text:span><text:span text:style-name="T27">L</text:span><text:span text:style-name="T17">impeza </text:span><text:span text:style-name="T27">U</text:span><text:span text:style-name="T17">rbana e </text:span><text:span text:style-name="T27">M</text:span><text:span text:style-name="T17">anejo de </text:span><text:span text:style-name="T27">R</text:span><text:span text:style-name="T17">esíduos </text:span><text:span text:style-name="T27">S</text:span><text:span text:style-name="T17">ólidos </text:span><text:span text:style-name="T27">R</text:span><text:span text:style-name="T17">ealizado(s) por </text:span><text:span text:style-name="T27">T</text:span><text:span text:style-name="T17">erceiro(s), </text:span><text:span text:style-name="T27">V</text:span><text:span text:style-name="T17">arrição, </text:span><text:span text:style-name="T27">C</text:span><text:span text:style-name="T17">apina e </text:span><text:span text:style-name="T27">C</text:span><text:span text:style-name="T17">oleta de </text:span><text:span text:style-name="T27">R</text:span><text:span text:style-name="T17">esíduos </text:span><text:span text:style-name="T27">S</text:span><text:span text:style-name="T17">ólidos </text:span><text:span text:style-name="T27">D</text:span><text:span text:style-name="T17">omésticos e </text:span><text:span text:style-name="T27">P</text:span><text:span text:style-name="T17">úblicos, </text:span><text:span text:style-name="T27">S</text:span><text:span text:style-name="T17">erviço de </text:span><text:span text:style-name="T27">L</text:span><text:span text:style-name="T17">impeza </text:span><text:span text:style-name="T27">U</text:span><text:span text:style-name="T17">rbana e </text:span><text:span text:style-name="T27">M</text:span><text:span text:style-name="T17">anejo de </text:span><text:span text:style-name="T27">R</text:span><text:span text:style-name="T17">esíduos </text:span><text:span text:style-name="T27">S</text:span><text:span text:style-name="T17">ólidos em </text:span><text:span text:style-name="T27">Á</text:span><text:span text:style-name="T17">reas </text:span><text:span text:style-name="T27">E</text:span><text:span text:style-name="T17">speciais, </text:span><text:span text:style-name="T27">S</text:span><text:span text:style-name="T17">erviço de </text:span><text:span text:style-name="T27">C</text:span><text:span text:style-name="T17">oleta </text:span><text:span text:style-name="T27">S</text:span><text:span text:style-name="T17">eletiva, </text:span><text:span text:style-name="T27">M</text:span><text:span text:style-name="T17">anejo de </text:span><text:span text:style-name="T27">R</text:span><text:span text:style-name="T17">esíduos </text:span><text:span text:style-name="T27">S</text:span><text:span text:style-name="T17">ólidos </text:span><text:span text:style-name="T27">E</text:span><text:span text:style-name="T17">speciais, </text:span><text:span text:style-name="T27">U</text:span><text:span text:style-name="T17">nidade(s) de </text:span><text:span text:style-name="T27">D</text:span><text:span text:style-name="T17">estinação/</text:span><text:span text:style-name="T27">D</text:span><text:span text:style-name="T17">isposição </text:span><text:span text:style-name="T27">F</text:span><text:span text:style-name="T17">inal dos </text:span><text:span text:style-name="T27">R</text:span><text:span text:style-name="T17">esíduos </text:span><text:span text:style-name="T27">S</text:span><text:span text:style-name="T17">ólidos, </text:span><text:span text:style-name="T27">E</text:span><text:span text:style-name="T17">ntidade de </text:span><text:span text:style-name="T27">C</text:span><text:span text:style-name="T17">atadores, </text:span><text:span text:style-name="T27">I</text:span><text:span text:style-name="T17">nformações sobre </text:span><text:span text:style-name="T27">V</text:span><text:span text:style-name="T17">eículos e </text:span><text:span text:style-name="T27">E</text:span><text:span text:style-name="T17">quipamentos, </text:span><text:span text:style-name="T27">E</text:span><text:span text:style-name="T17">ducação </text:span><text:span text:style-name="T27">A</text:span><text:span text:style-name="T17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0">as informações necessárias para o preenchimento da </text:span>Pesquisa <text:span text:style-name="T28">Nacional de Saneamento Básico</text:span> – 20<text:span text:style-name="T17">2</text:span><text:span text:style-name="T21">4 </text:span><text:span text:style-name="T19">–,</text:span> <text:span text:style-name="T17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5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8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8">Chefe Substituto</text:span> do IBGE em Itajaí <text:span text:style-name="T19">e Região</text:span> <text:span text:style-name="T21">da AMFRI</text:span></text:p>
      <text:p text:style-name="P14">Matrícula <text:span text:style-name="T29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16T10:39:22.227000000</dc:date>
    <meta:editing-duration>P15DT3H45M40S</meta:editing-duration>
    <meta:editing-cycles>40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8" meta:character-count="2531" meta:non-whitespace-character-count="2251"/>
  </office:meta>
</office:document-meta>
</file>